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P1" style:family="paragraph" style:parent-style-name="Standard">
      <style:paragraph-properties fo:text-align="start" style:justify-single-word="false"/>
      <style:text-properties officeooo:rsid="00068105" officeooo:paragraph-rsid="00068105"/>
    </style:style>
    <style:style style:name="P2" style:family="paragraph" style:parent-style-name="Standard">
      <style:paragraph-properties fo:text-align="start" style:justify-single-word="false"/>
      <style:text-properties officeooo:rsid="000a49f4" officeooo:paragraph-rsid="000b078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482ffe" officeooo:paragraph-rsid="00482ffe"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cbeb7" officeooo:paragraph-rsid="000cbeb7"/>
    </style:style>
    <style:style style:name="P5"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12e61e" officeooo:paragraph-rsid="0012e61e"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1cb0fc" officeooo:paragraph-rsid="001cb0fc"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482ffe" officeooo:paragraph-rsid="00482ffe"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5d3b59" officeooo:paragraph-rsid="005d3b59"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05d243" officeooo:paragraph-rsid="00a7b92d"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bold" officeooo:rsid="00a7b92d" officeooo:paragraph-rsid="00a7b92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Calibri" fo:font-size="14pt" style:text-underline-style="solid" style:text-underline-width="auto" style:text-underline-color="font-color" fo:font-weight="normal" officeooo:rsid="000f0dd4" officeooo:paragraph-rsid="000f0dd4"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Calibri" fo:font-size="14pt" fo:font-weight="bold" officeooo:rsid="000821b1" officeooo:paragraph-rsid="000821b1"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Calibri" fo:font-size="14pt" fo:font-weight="bold" officeooo:rsid="0009aef3" officeooo:paragraph-rsid="0009aef3"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Calibri" fo:font-size="14pt" fo:font-weight="bold" officeooo:rsid="000b078d" officeooo:paragraph-rsid="000b078d"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Calibri" fo:font-size="14pt" fo:font-weight="bold" officeooo:rsid="000f277b" officeooo:paragraph-rsid="000f277b"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0f277b" officeooo:paragraph-rsid="00121ced"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14c85f" officeooo:paragraph-rsid="0014c85f"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Calibri" fo:font-size="14pt" fo:font-weight="bold" officeooo:rsid="0015fcb1" officeooo:paragraph-rsid="0015fcb1"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Calibri" fo:font-size="14pt" fo:font-weight="bold" officeooo:rsid="0013ab6a" officeooo:paragraph-rsid="0013ab6a"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alibri" fo:font-size="14pt" fo:font-weight="bold" officeooo:rsid="0012e61e" officeooo:paragraph-rsid="0012e61e"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Calibri" fo:font-size="14pt" fo:font-weight="bold" officeooo:rsid="001b8ef6" officeooo:paragraph-rsid="001b8ef6"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Calibri" fo:font-size="14pt" fo:font-weight="bold" officeooo:rsid="001c8449" officeooo:paragraph-rsid="001c8449"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Calibri" fo:font-size="14pt" fo:font-weight="bold" officeooo:rsid="001c8449" officeooo:paragraph-rsid="001c8449" style:font-size-asian="14pt" style:font-weight-asian="bold" style:font-size-complex="14pt" style:font-weight-complex="bold"/>
    </style:style>
    <style:style style:name="P24" style:family="paragraph" style:parent-style-name="Standard">
      <style:paragraph-properties fo:text-align="start" style:justify-single-word="false"/>
      <style:text-properties style:font-name="Calibri" fo:font-size="14pt" fo:font-weight="bold" officeooo:rsid="001cb0fc" officeooo:paragraph-rsid="001cb0fc"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Calibri" fo:font-size="14pt" fo:font-weight="bold" officeooo:rsid="002438f2" officeooo:paragraph-rsid="002438f2"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Calibri" fo:font-size="14pt" fo:font-weight="bold" officeooo:rsid="0024f298" officeooo:paragraph-rsid="0024f298"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Calibri" fo:font-size="14pt" fo:font-weight="bold" officeooo:rsid="0024f298" officeooo:paragraph-rsid="0024f298"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Calibri" fo:font-size="14pt" fo:font-weight="bold" officeooo:rsid="0027706b" officeooo:paragraph-rsid="00257a84"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Calibri" fo:font-size="14pt" fo:font-weight="bold" officeooo:rsid="00394a22" officeooo:paragraph-rsid="00394a22"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Calibri" fo:font-size="14pt" fo:font-weight="bold" officeooo:rsid="003afeee" officeooo:paragraph-rsid="003afeee"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Calibri" fo:font-size="14pt" fo:font-weight="bold" officeooo:rsid="003afeee" officeooo:paragraph-rsid="0040a240"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Calibri" fo:font-size="14pt" fo:font-weight="bold" officeooo:rsid="003b80fa" officeooo:paragraph-rsid="003b80fa" style:font-size-asian="14pt" style:font-weight-asian="bold" style:font-size-complex="14pt" style:font-weight-complex="bold"/>
    </style:style>
    <style:style style:name="P33" style:family="paragraph" style:parent-style-name="Standard">
      <style:paragraph-properties fo:text-align="start" style:justify-single-word="false"/>
      <style:text-properties style:font-name="Calibri" fo:font-size="14pt" fo:font-weight="bold" officeooo:rsid="00433b36" officeooo:paragraph-rsid="00433b36"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Calibri" fo:font-size="14pt" fo:font-weight="bold" officeooo:rsid="0043f554" officeooo:paragraph-rsid="0043f554"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Calibri" fo:font-size="14pt" fo:font-weight="bold" officeooo:rsid="003f577a" officeooo:paragraph-rsid="003f577a" style:font-size-asian="14pt" style:font-weight-asian="bold" style:font-size-complex="14pt" style:font-weight-complex="bold"/>
    </style:style>
    <style:style style:name="P36" style:family="paragraph" style:parent-style-name="Standard">
      <style:paragraph-properties fo:text-align="start" style:justify-single-word="false"/>
      <style:text-properties style:font-name="Calibri" fo:font-size="14pt" fo:font-weight="bold" officeooo:rsid="002c1f66" officeooo:paragraph-rsid="00304a8f"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Calibri" fo:font-size="14pt" fo:font-weight="bold" officeooo:rsid="0032c995" officeooo:paragraph-rsid="00329461"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Calibri" fo:font-size="14pt" fo:font-weight="bold" officeooo:rsid="00462a3c" officeooo:paragraph-rsid="00462a3c"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Calibri" fo:font-size="14pt" fo:font-weight="normal" officeooo:rsid="0014c85f" officeooo:paragraph-rsid="0014c85f"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Calibri" fo:font-size="14pt" fo:font-weight="normal" officeooo:rsid="0012e61e" officeooo:paragraph-rsid="0012e61e"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Calibri" fo:font-size="14pt" fo:font-weight="normal" officeooo:rsid="0013ab6a" officeooo:paragraph-rsid="0013ab6a"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Calibri" fo:font-size="14pt" fo:font-weight="normal" officeooo:rsid="000f277b" officeooo:paragraph-rsid="00102201"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Calibri" fo:font-size="14pt" fo:font-weight="normal" officeooo:rsid="001e00db" officeooo:paragraph-rsid="001e00d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Calibri" fo:font-size="14pt" fo:font-weight="normal" officeooo:rsid="002096b0" officeooo:paragraph-rsid="002096b0"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Calibri" fo:font-size="14pt" fo:font-weight="normal" officeooo:rsid="00226fa7" officeooo:paragraph-rsid="00226fa7"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Calibri" fo:font-size="14pt" fo:font-weight="normal" officeooo:rsid="0024f298" officeooo:paragraph-rsid="0024f298"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Calibri" fo:font-size="14pt" style:text-underline-style="none" fo:font-weight="normal" officeooo:rsid="00482ffe" officeooo:paragraph-rsid="00482ffe"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Calibri" fo:font-size="14pt" style:text-underline-style="none" fo:font-weight="normal" officeooo:rsid="00482ffe" officeooo:paragraph-rsid="0055c390"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Calibri" fo:font-size="14pt" style:text-underline-style="none" fo:font-weight="normal" officeooo:rsid="00482ffe" officeooo:paragraph-rsid="00568b09"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Calibri" fo:font-size="14pt" style:text-underline-style="none" fo:font-weight="normal" officeooo:rsid="00482ffe" officeooo:paragraph-rsid="0059c30d"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Calibri" fo:font-size="14pt" style:text-underline-style="none" fo:font-weight="normal" officeooo:rsid="004aff36" officeooo:paragraph-rsid="004e848e"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Calibri" fo:font-size="14pt" style:text-underline-style="none" fo:font-weight="normal" officeooo:rsid="004e848e" officeooo:paragraph-rsid="004e848e"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Calibri" fo:font-size="14pt" style:text-underline-style="none" fo:font-weight="normal" officeooo:rsid="004ef678" officeooo:paragraph-rsid="004ef678"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Calibri" fo:font-size="14pt" style:text-underline-style="none" fo:font-weight="normal" officeooo:rsid="0050b0f4" officeooo:paragraph-rsid="0050b0f4"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Calibri" fo:font-size="14pt" style:text-underline-style="none" fo:font-weight="normal" officeooo:rsid="005dd282" officeooo:paragraph-rsid="005dd282"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Calibri" fo:font-size="14pt" style:text-underline-style="none" fo:font-weight="normal" officeooo:rsid="005f2a9b" officeooo:paragraph-rsid="005f2a9b"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Calibri" fo:font-size="14pt" style:text-underline-style="none" fo:font-weight="normal" officeooo:rsid="005f2a9b" officeooo:paragraph-rsid="0060826e"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Calibri" fo:font-size="14pt" style:text-underline-style="none" fo:font-weight="normal" officeooo:rsid="005f2a9b" officeooo:paragraph-rsid="006118f9" style:font-size-asian="14pt" style:font-weight-asian="normal" style:font-size-complex="14pt" style:font-weight-complex="normal"/>
    </style:style>
    <style:style style:name="P59" style:family="paragraph" style:parent-style-name="Standard">
      <style:paragraph-properties fo:text-align="center" style:justify-single-word="false"/>
      <style:text-properties style:font-name="Calibri" fo:font-size="14pt" style:text-underline-style="none" fo:font-weight="normal" officeooo:rsid="005f2a9b" officeooo:paragraph-rsid="0060826e"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Calibri" fo:font-size="14pt" style:text-underline-style="none" fo:font-weight="normal" officeooo:rsid="00621c4f" officeooo:paragraph-rsid="00621c4f"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Calibri" fo:font-size="14pt" style:text-underline-style="none" fo:font-weight="normal" officeooo:rsid="006aab47" officeooo:paragraph-rsid="006aab47"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Calibri" fo:font-size="14pt" style:text-underline-style="none" fo:font-weight="normal" officeooo:rsid="006aab47" officeooo:paragraph-rsid="0071e1b5"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style:font-name="Calibri" fo:font-size="14pt" style:text-underline-style="none" fo:font-weight="normal" officeooo:rsid="006aab47" officeooo:paragraph-rsid="00768e9e"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Calibri" fo:font-size="14pt" style:text-underline-style="none" fo:font-weight="normal" officeooo:rsid="006aab47" officeooo:paragraph-rsid="007a58cd"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Calibri" fo:font-size="14pt" style:text-underline-style="none" fo:font-weight="normal" officeooo:rsid="006af73c" officeooo:paragraph-rsid="006af73c"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Calibri" fo:font-size="14pt" style:text-underline-style="none" fo:font-weight="normal" officeooo:rsid="0073675c" officeooo:paragraph-rsid="0074a6a8"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style:font-name="Calibri" fo:font-size="14pt" style:text-underline-style="none" fo:font-weight="normal" officeooo:rsid="0073675c" officeooo:paragraph-rsid="0075aeae"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Calibri" fo:font-size="14pt" style:text-underline-style="none" fo:font-weight="normal" officeooo:rsid="0073675c" officeooo:paragraph-rsid="007a58cd"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Calibri" fo:font-size="14pt" style:text-underline-style="none" fo:font-weight="normal" officeooo:rsid="0075c6d1" officeooo:paragraph-rsid="0075c6d1"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Calibri" fo:font-size="14pt" style:text-underline-style="none" fo:font-weight="normal" officeooo:rsid="0075c6d1" officeooo:paragraph-rsid="00768e9e"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Calibri" fo:font-size="14pt" style:text-underline-style="none" fo:font-weight="normal" officeooo:rsid="007ee358" officeooo:paragraph-rsid="00808884"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Calibri" fo:font-size="14pt" style:text-underline-style="none" fo:font-weight="normal" officeooo:rsid="00812328" officeooo:paragraph-rsid="00812328"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Calibri" fo:font-size="14pt" style:text-underline-style="none" fo:font-weight="bold" officeooo:rsid="00482ffe" officeooo:paragraph-rsid="0051f6c8"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Calibri" fo:font-size="14pt" style:text-underline-style="none" fo:font-weight="bold" officeooo:rsid="00482ffe" officeooo:paragraph-rsid="005b7d66"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Calibri" fo:font-size="14pt" style:text-underline-style="none" fo:font-weight="bold" officeooo:rsid="005b9fe2" officeooo:paragraph-rsid="005b9fe2"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Calibri" fo:font-size="14pt" style:text-underline-style="none" fo:font-weight="bold" officeooo:rsid="00c92097" officeooo:paragraph-rsid="00c92097"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Calibri" fo:font-size="13pt" style:text-underline-style="none" fo:font-weight="normal" officeooo:rsid="0089188b" officeooo:paragraph-rsid="0089188b" style:font-size-asian="13pt" style:font-weight-asian="normal" style:font-size-complex="13pt" style:font-weight-complex="normal"/>
    </style:style>
    <style:style style:name="P78" style:family="paragraph" style:parent-style-name="Standard">
      <style:paragraph-properties fo:text-align="start" style:justify-single-word="false"/>
      <style:text-properties style:font-name="Calibri" fo:font-size="13pt" style:text-underline-style="none" fo:font-weight="normal" officeooo:rsid="008da3ea" officeooo:paragraph-rsid="008da3ea" style:font-size-asian="13pt" style:font-weight-asian="normal" style:font-size-complex="13pt" style:font-weight-complex="normal"/>
    </style:style>
    <style:style style:name="P79" style:family="paragraph" style:parent-style-name="Standard">
      <style:paragraph-properties fo:text-align="start" style:justify-single-word="false"/>
      <style:text-properties style:font-name="Calibri" fo:font-size="13pt" style:text-underline-style="none" fo:font-weight="normal" officeooo:rsid="00846a9c" officeooo:paragraph-rsid="00857666" style:font-size-asian="13pt" style:font-weight-asian="normal" style:font-size-complex="13pt" style:font-weight-complex="normal"/>
    </style:style>
    <style:style style:name="P80" style:family="paragraph" style:parent-style-name="Standard">
      <style:paragraph-properties fo:text-align="start" style:justify-single-word="false"/>
      <style:text-properties style:font-name="Calibri" fo:font-size="13pt" style:text-underline-style="none" fo:font-weight="bold" officeooo:rsid="008da3ea" officeooo:paragraph-rsid="008da3ea" style:font-size-asian="13pt" style:font-weight-asian="bold" style:font-size-complex="13pt" style:font-weight-complex="bold"/>
    </style:style>
    <style:style style:name="P81"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8ea309" officeooo:paragraph-rsid="008ea309" style:font-size-asian="15pt" style:font-weight-asian="bold" style:font-size-complex="15pt" style:font-weight-complex="bold"/>
    </style:style>
    <style:style style:name="P82" style:family="paragraph" style:parent-style-name="Standard">
      <style:paragraph-properties fo:text-align="center" style:justify-single-word="false"/>
      <style:text-properties style:font-name="Calibri" fo:font-size="15pt" style:text-underline-style="solid" style:text-underline-width="auto" style:text-underline-color="font-color" fo:font-weight="bold" officeooo:rsid="009320cb" officeooo:paragraph-rsid="009320cb" style:font-size-asian="15pt" style:font-weight-asian="bold" style:font-size-complex="15pt" style:font-weight-complex="bold"/>
    </style:style>
    <style:style style:name="P83" style:family="paragraph" style:parent-style-name="Standard">
      <style:paragraph-properties fo:text-align="center" style:justify-single-word="false"/>
      <style:text-properties style:font-name="Calibri" fo:font-size="15pt" style:text-underline-style="none" fo:font-weight="bold" officeooo:rsid="00a66591" officeooo:paragraph-rsid="00a66591" style:font-size-asian="15pt" style:font-weight-asian="bold" style:font-size-complex="15pt" style:font-weight-complex="bold"/>
    </style:style>
    <style:style style:name="P84" style:family="paragraph" style:parent-style-name="Standard">
      <style:paragraph-properties fo:text-align="start" style:justify-single-word="false"/>
      <style:text-properties style:font-name="Calibri" fo:font-size="15pt" style:text-underline-style="none" fo:font-weight="normal" officeooo:rsid="009320cb" officeooo:paragraph-rsid="009320cb" style:font-size-asian="15pt" style:font-weight-asian="normal" style:font-size-complex="15pt" style:font-weight-complex="normal"/>
    </style:style>
    <style:style style:name="P85" style:family="paragraph" style:parent-style-name="Standard">
      <style:paragraph-properties fo:text-align="start" style:justify-single-word="false"/>
      <style:text-properties style:font-name="Calibri" fo:font-size="15pt" style:text-underline-style="none" fo:font-weight="normal" officeooo:rsid="009320cb" officeooo:paragraph-rsid="0094302d" style:font-size-asian="15pt" style:font-weight-asian="normal" style:font-size-complex="15pt" style:font-weight-complex="normal"/>
    </style:style>
    <style:style style:name="P86" style:family="paragraph" style:parent-style-name="Standard">
      <style:paragraph-properties fo:text-align="start" style:justify-single-word="false"/>
      <style:text-properties style:font-name="Calibri" fo:font-size="15pt" style:text-underline-style="none" fo:font-weight="normal" officeooo:rsid="0099d2f4" officeooo:paragraph-rsid="0099d2f4" style:font-size-asian="15pt" style:font-weight-asian="normal" style:font-size-complex="15pt" style:font-weight-complex="normal"/>
    </style:style>
    <style:style style:name="P87" style:family="paragraph" style:parent-style-name="Standard">
      <style:paragraph-properties fo:text-align="start" style:justify-single-word="false"/>
      <style:text-properties style:font-name="Calibri" fo:font-size="15pt" style:text-underline-style="none" fo:font-weight="normal" officeooo:rsid="009ad5bd" officeooo:paragraph-rsid="009ad5bd" style:font-size-asian="15pt" style:font-weight-asian="normal" style:font-size-complex="15pt" style:font-weight-complex="normal"/>
    </style:style>
    <style:style style:name="P88" style:family="paragraph" style:parent-style-name="Standard">
      <style:paragraph-properties fo:text-align="start" style:justify-single-word="false"/>
      <style:text-properties style:font-name="Calibri" fo:font-size="15pt" style:text-underline-style="none" fo:font-weight="normal" officeooo:rsid="009df71f" officeooo:paragraph-rsid="00a400ca" style:font-size-asian="15pt" style:font-weight-asian="normal" style:font-size-complex="15pt" style:font-weight-complex="normal"/>
    </style:style>
    <style:style style:name="P89" style:family="paragraph" style:parent-style-name="Standard">
      <style:paragraph-properties fo:text-align="start" style:justify-single-word="false"/>
      <style:text-properties style:font-name="Calibri" fo:font-size="15pt" style:text-underline-style="none" fo:font-weight="normal" officeooo:rsid="009eab94" officeooo:paragraph-rsid="009eab94" style:font-size-asian="15pt" style:font-weight-asian="normal" style:font-size-complex="15pt" style:font-weight-complex="normal"/>
    </style:style>
    <style:style style:name="P90" style:family="paragraph" style:parent-style-name="Standard">
      <style:paragraph-properties fo:text-align="start" style:justify-single-word="false"/>
      <style:text-properties style:font-name="Calibri" fo:font-size="15pt" style:text-underline-style="none" fo:font-weight="normal" officeooo:rsid="00a66591" officeooo:paragraph-rsid="00a66591" style:font-size-asian="15pt" style:font-weight-asian="normal" style:font-size-complex="15pt" style:font-weight-complex="normal"/>
    </style:style>
    <style:style style:name="P91" style:family="paragraph" style:parent-style-name="Standard">
      <style:paragraph-properties fo:text-align="start" style:justify-single-word="false"/>
      <style:text-properties officeooo:rsid="000f277b" officeooo:paragraph-rsid="00102201"/>
    </style:style>
    <style:style style:name="P92" style:family="paragraph" style:parent-style-name="Standard">
      <style:paragraph-properties fo:text-align="start" style:justify-single-word="false"/>
      <style:text-properties officeooo:rsid="000f277b" officeooo:paragraph-rsid="00121ced"/>
    </style:style>
    <style:style style:name="P93" style:family="paragraph" style:parent-style-name="Standard">
      <style:paragraph-properties fo:text-align="center" style:justify-single-word="false"/>
      <style:text-properties fo:font-weight="bold" officeooo:rsid="001c8449" officeooo:paragraph-rsid="001c8449" style:font-weight-asian="bold" style:font-weight-complex="bold"/>
    </style:style>
    <style:style style:name="P94" style:family="paragraph" style:parent-style-name="Standard">
      <style:paragraph-properties fo:text-align="start" style:justify-single-word="false"/>
      <style:text-properties fo:font-weight="bold" officeooo:rsid="0024f298" officeooo:paragraph-rsid="0024f298" style:font-weight-asian="bold" style:font-weight-complex="bold"/>
    </style:style>
    <style:style style:name="P95" style:family="paragraph" style:parent-style-name="Standard">
      <style:paragraph-properties fo:text-align="start" style:justify-single-word="false"/>
      <style:text-properties fo:font-weight="bold" officeooo:rsid="00253958" officeooo:paragraph-rsid="00257a84" style:font-weight-asian="bold" style:font-weight-complex="bold"/>
    </style:style>
    <style:style style:name="P96" style:family="paragraph" style:parent-style-name="Standard">
      <style:paragraph-properties fo:text-align="start" style:justify-single-word="false"/>
      <style:text-properties fo:font-weight="bold" officeooo:rsid="00253958" officeooo:paragraph-rsid="00291d47" style:font-weight-asian="bold" style:font-weight-complex="bold"/>
    </style:style>
    <style:style style:name="P97" style:family="paragraph" style:parent-style-name="Standard">
      <style:paragraph-properties fo:text-align="start" style:justify-single-word="false"/>
      <style:text-properties fo:font-weight="bold" officeooo:rsid="00253958" officeooo:paragraph-rsid="0036e0f2" style:font-weight-asian="bold" style:font-weight-complex="bold"/>
    </style:style>
    <style:style style:name="P98" style:family="paragraph" style:parent-style-name="Standard">
      <style:paragraph-properties fo:text-align="start" style:justify-single-word="false"/>
      <style:text-properties fo:font-weight="bold" officeooo:rsid="00253958" officeooo:paragraph-rsid="0037fa9f" style:font-weight-asian="bold" style:font-weight-complex="bold"/>
    </style:style>
    <style:style style:name="P99" style:family="paragraph" style:parent-style-name="Standard">
      <style:paragraph-properties fo:text-align="start" style:justify-single-word="false"/>
      <style:text-properties fo:font-weight="bold" officeooo:rsid="00253958" officeooo:paragraph-rsid="00394a22" style:font-weight-asian="bold" style:font-weight-complex="bold"/>
    </style:style>
    <style:style style:name="P100" style:family="paragraph" style:parent-style-name="Standard">
      <style:paragraph-properties fo:text-align="start" style:justify-single-word="false"/>
      <style:text-properties fo:font-weight="bold" officeooo:rsid="00253958" officeooo:paragraph-rsid="003afeee" style:font-weight-asian="bold" style:font-weight-complex="bold"/>
    </style:style>
    <style:style style:name="P101" style:family="paragraph" style:parent-style-name="Standard">
      <style:paragraph-properties fo:text-align="start" style:justify-single-word="false"/>
      <style:text-properties fo:font-weight="bold" officeooo:rsid="00253958" officeooo:paragraph-rsid="003b80fa" style:font-weight-asian="bold" style:font-weight-complex="bold"/>
    </style:style>
    <style:style style:name="P102" style:family="paragraph" style:parent-style-name="Standard">
      <style:paragraph-properties fo:text-align="start" style:justify-single-word="false"/>
      <style:text-properties fo:font-weight="bold" officeooo:rsid="00253958" officeooo:paragraph-rsid="003f577a" style:font-weight-asian="bold" style:font-weight-complex="bold"/>
    </style:style>
    <style:style style:name="P103" style:family="paragraph" style:parent-style-name="Standard">
      <style:paragraph-properties fo:text-align="start" style:justify-single-word="false"/>
      <style:text-properties fo:font-weight="bold" officeooo:rsid="00253958" officeooo:paragraph-rsid="0040a240" style:font-weight-asian="bold" style:font-weight-complex="bold"/>
    </style:style>
    <style:style style:name="P104" style:family="paragraph" style:parent-style-name="Standard">
      <style:paragraph-properties fo:text-align="start" style:justify-single-word="false"/>
      <style:text-properties fo:font-weight="bold" officeooo:rsid="00253958" officeooo:paragraph-rsid="004170ca" style:font-weight-asian="bold" style:font-weight-complex="bold"/>
    </style:style>
    <style:style style:name="P105" style:family="paragraph" style:parent-style-name="Standard">
      <style:paragraph-properties fo:text-align="start" style:justify-single-word="false"/>
      <style:text-properties fo:font-weight="bold" officeooo:rsid="00253958" officeooo:paragraph-rsid="00462a3c" style:font-weight-asian="bold" style:font-weight-complex="bold"/>
    </style:style>
    <style:style style:name="P106" style:family="paragraph" style:parent-style-name="Standard">
      <style:paragraph-properties fo:text-align="start" style:justify-single-word="false"/>
      <style:text-properties fo:font-weight="bold" officeooo:rsid="00433b36" officeooo:paragraph-rsid="00433b36" style:font-weight-asian="bold" style:font-weight-complex="bold"/>
    </style:style>
    <style:style style:name="P107" style:family="paragraph" style:parent-style-name="Standard">
      <style:paragraph-properties fo:text-align="start" style:justify-single-word="false"/>
      <style:text-properties fo:font-weight="bold" officeooo:rsid="001e00db" officeooo:paragraph-rsid="001e00db" style:font-weight-asian="bold" style:font-weight-complex="bold"/>
    </style:style>
    <style:style style:name="P108" style:family="paragraph" style:parent-style-name="Standard">
      <style:paragraph-properties fo:text-align="start" style:justify-single-word="false"/>
      <style:text-properties officeooo:rsid="0014c85f" officeooo:paragraph-rsid="00163471"/>
    </style:style>
    <style:style style:name="P109" style:family="paragraph" style:parent-style-name="Standard">
      <style:paragraph-properties fo:text-align="start" style:justify-single-word="false"/>
      <style:text-properties officeooo:rsid="0014c85f" officeooo:paragraph-rsid="0017e3bc"/>
    </style:style>
    <style:style style:name="P110" style:family="paragraph" style:parent-style-name="Standard">
      <style:paragraph-properties fo:text-align="start" style:justify-single-word="false"/>
      <style:text-properties officeooo:rsid="0005d243" officeooo:paragraph-rsid="0005d243"/>
    </style:style>
    <style:style style:name="P111" style:family="paragraph" style:parent-style-name="Standard">
      <style:paragraph-properties fo:text-align="start" style:justify-single-word="false"/>
      <style:text-properties fo:color="#800000" style:font-name="Calibri" fo:font-size="14pt" fo:font-weight="bold" officeooo:rsid="00ac70c5" officeooo:paragraph-rsid="00ac70c5" style:font-size-asian="14pt" style:font-weight-asian="bold" style:font-size-complex="14pt" style:font-weight-complex="bold"/>
    </style:style>
    <style:style style:name="P112" style:family="paragraph" style:parent-style-name="Standard">
      <style:paragraph-properties fo:text-align="start" style:justify-single-word="false"/>
      <style:text-properties fo:color="#800000" style:font-name="Calibri" fo:font-size="14pt" fo:font-weight="bold" officeooo:rsid="00ad31b7" officeooo:paragraph-rsid="00ad31b7" style:font-size-asian="14pt" style:font-weight-asian="bold" style:font-size-complex="14pt" style:font-weight-complex="bold"/>
    </style:style>
    <style:style style:name="P113" style:family="paragraph" style:parent-style-name="Table_20_Contents">
      <style:paragraph-properties fo:text-align="start" style:justify-single-word="false"/>
      <style:text-properties style:font-name="Calibri" fo:font-size="14pt" style:font-size-asian="14pt" style:font-size-complex="14pt"/>
    </style:style>
    <style:style style:name="P114" style:family="paragraph" style:parent-style-name="Table_20_Contents">
      <style:paragraph-properties fo:text-align="start" style:justify-single-word="false"/>
      <style:text-properties style:font-name="Calibri" fo:font-size="14pt" officeooo:rsid="0064e42e" officeooo:paragraph-rsid="0064e42e" style:font-size-asian="14pt" style:font-size-complex="14pt"/>
    </style:style>
    <style:style style:name="P115" style:family="paragraph" style:parent-style-name="Table_20_Contents">
      <style:paragraph-properties fo:text-align="start" style:justify-single-word="false"/>
      <style:text-properties style:font-name="Calibri" fo:font-size="14pt" officeooo:rsid="0065307d" officeooo:paragraph-rsid="0065307d" style:font-size-asian="14pt" style:font-size-complex="14pt"/>
    </style:style>
    <style:style style:name="P116" style:family="paragraph" style:parent-style-name="Table_20_Contents">
      <style:paragraph-properties fo:text-align="start" style:justify-single-word="false"/>
      <style:text-properties style:font-name="Calibri" fo:font-size="14pt" officeooo:rsid="00676732" officeooo:paragraph-rsid="00676732" style:font-size-asian="14pt" style:font-size-complex="14pt"/>
    </style:style>
    <style:style style:name="P117" style:family="paragraph" style:parent-style-name="Table_20_Contents">
      <style:paragraph-properties fo:text-align="start" style:justify-single-word="false"/>
      <style:text-properties style:font-name="Calibri" fo:font-size="14pt" officeooo:rsid="0068a134" officeooo:paragraph-rsid="0068a134" style:font-size-asian="14pt" style:font-size-complex="14pt"/>
    </style:style>
    <style:style style:name="P118" style:family="paragraph" style:parent-style-name="Table_20_Contents">
      <style:paragraph-properties fo:text-align="start" style:justify-single-word="false"/>
      <style:text-properties style:font-name="Calibri" fo:font-size="14pt" officeooo:rsid="00b8f077" officeooo:paragraph-rsid="00b8f077" style:font-size-asian="14pt" style:font-size-complex="14pt"/>
    </style:style>
    <style:style style:name="P119" style:family="paragraph" style:parent-style-name="Table_20_Contents">
      <style:paragraph-properties fo:text-align="start" style:justify-single-word="false"/>
      <style:text-properties style:font-name="Calibri" fo:font-size="14pt" officeooo:rsid="00b90dad" officeooo:paragraph-rsid="00b90dad" style:font-size-asian="14pt" style:font-size-complex="14pt"/>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font-weight-complex="bold"/>
    </style:style>
    <style:style style:name="T3" style:family="text">
      <style:text-properties style:font-name="Calibri" fo:font-size="14pt" fo:font-weight="bold" officeooo:rsid="000b078d" style:font-size-asian="14pt" style:font-weight-asian="bold" style:font-size-complex="14pt" style:font-weight-complex="bold"/>
    </style:style>
    <style:style style:name="T4" style:family="text">
      <style:text-properties style:font-name="Calibri" fo:font-size="14pt" fo:font-weight="bold" officeooo:rsid="00102201" style:font-size-asian="14pt" style:font-weight-asian="bold" style:font-size-complex="14pt" style:font-weight-complex="bold"/>
    </style:style>
    <style:style style:name="T5" style:family="text">
      <style:text-properties style:font-name="Calibri" fo:font-size="14pt" fo:font-weight="bold" officeooo:rsid="00121ced" style:font-size-asian="14pt" style:font-weight-asian="bold" style:font-size-complex="14pt" style:font-weight-complex="bold"/>
    </style:style>
    <style:style style:name="T6" style:family="text">
      <style:text-properties style:font-name="Calibri" fo:font-size="14pt" fo:font-weight="bold" officeooo:rsid="00163471" style:font-size-asian="14pt" style:font-weight-asian="bold" style:font-size-complex="14pt" style:font-weight-complex="bold"/>
    </style:style>
    <style:style style:name="T7" style:family="text">
      <style:text-properties style:font-name="Calibri" fo:font-size="14pt" fo:font-weight="bold" officeooo:rsid="0017e3bc" style:font-size-asian="14pt" style:font-weight-asian="bold" style:font-size-complex="14pt" style:font-weight-complex="bold"/>
    </style:style>
    <style:style style:name="T8" style:family="text">
      <style:text-properties style:font-name="Calibri" fo:font-size="14pt" fo:font-weight="bold" officeooo:rsid="0019760a" style:font-size-asian="14pt" style:font-weight-asian="bold" style:font-size-complex="14pt" style:font-weight-complex="bold"/>
    </style:style>
    <style:style style:name="T9" style:family="text">
      <style:text-properties style:font-name="Calibri" fo:font-size="14pt" style:font-size-asian="14pt" style:font-size-complex="14pt"/>
    </style:style>
    <style:style style:name="T10" style:family="text">
      <style:text-properties style:font-name="Calibri" fo:font-size="14pt" officeooo:rsid="002096b0" style:font-size-asian="14pt" style:font-size-complex="14pt"/>
    </style:style>
    <style:style style:name="T11" style:family="text">
      <style:text-properties style:font-name="Calibri" fo:font-size="14pt" officeooo:rsid="00257a84" style:font-size-asian="14pt" style:font-size-complex="14pt"/>
    </style:style>
    <style:style style:name="T12" style:family="text">
      <style:text-properties style:font-name="Calibri" fo:font-size="14pt" officeooo:rsid="0027706b" style:font-size-asian="14pt" style:font-size-complex="14pt"/>
    </style:style>
    <style:style style:name="T13" style:family="text">
      <style:text-properties style:font-name="Calibri" fo:font-size="14pt" officeooo:rsid="002c1f66" style:font-size-asian="14pt" style:font-size-complex="14pt"/>
    </style:style>
    <style:style style:name="T14" style:family="text">
      <style:text-properties style:font-name="Calibri" fo:font-size="14pt" officeooo:rsid="00304a8f" style:font-size-asian="14pt" style:font-size-complex="14pt"/>
    </style:style>
    <style:style style:name="T15" style:family="text">
      <style:text-properties style:font-name="Calibri" fo:font-size="14pt" officeooo:rsid="00321653" style:font-size-asian="14pt" style:font-size-complex="14pt"/>
    </style:style>
    <style:style style:name="T16" style:family="text">
      <style:text-properties style:font-name="Calibri" fo:font-size="14pt" officeooo:rsid="0032c995" style:font-size-asian="14pt" style:font-size-complex="14pt"/>
    </style:style>
    <style:style style:name="T17" style:family="text">
      <style:text-properties style:font-name="Calibri" fo:font-size="14pt" officeooo:rsid="003572a1" style:font-size-asian="14pt" style:font-size-complex="14pt"/>
    </style:style>
    <style:style style:name="T18" style:family="text">
      <style:text-properties style:font-name="Calibri" fo:font-size="14pt" officeooo:rsid="0037fa9f" style:font-size-asian="14pt" style:font-size-complex="14pt"/>
    </style:style>
    <style:style style:name="T19" style:family="text">
      <style:text-properties style:font-name="Calibri" fo:font-size="14pt" officeooo:rsid="00394a22" style:font-size-asian="14pt" style:font-size-complex="14pt"/>
    </style:style>
    <style:style style:name="T20" style:family="text">
      <style:text-properties style:font-name="Calibri" fo:font-size="14pt" officeooo:rsid="003afeee" style:font-size-asian="14pt" style:font-size-complex="14pt"/>
    </style:style>
    <style:style style:name="T21" style:family="text">
      <style:text-properties style:font-name="Calibri" fo:font-size="14pt" officeooo:rsid="003b80fa" style:font-size-asian="14pt" style:font-size-complex="14pt"/>
    </style:style>
    <style:style style:name="T22" style:family="text">
      <style:text-properties style:font-name="Calibri" fo:font-size="14pt" officeooo:rsid="003d326c" style:font-size-asian="14pt" style:font-size-complex="14pt"/>
    </style:style>
    <style:style style:name="T23" style:family="text">
      <style:text-properties style:font-name="Calibri" fo:font-size="14pt" officeooo:rsid="003eb0d4" style:font-size-asian="14pt" style:font-size-complex="14pt"/>
    </style:style>
    <style:style style:name="T24" style:family="text">
      <style:text-properties style:font-name="Calibri" fo:font-size="14pt" officeooo:rsid="003f577a" style:font-size-asian="14pt" style:font-size-complex="14pt"/>
    </style:style>
    <style:style style:name="T25" style:family="text">
      <style:text-properties style:font-name="Calibri" fo:font-size="14pt" officeooo:rsid="004170ca" style:font-size-asian="14pt" style:font-size-complex="14pt"/>
    </style:style>
    <style:style style:name="T26" style:family="text">
      <style:text-properties style:font-name="Calibri" fo:font-size="14pt" officeooo:rsid="00462a3c" style:font-size-asian="14pt" style:font-size-complex="14pt"/>
    </style:style>
    <style:style style:name="T27" style:family="text">
      <style:text-properties style:font-name="Calibri" fo:font-size="14pt" fo:font-weight="normal" style:font-size-asian="14pt" style:font-weight-asian="normal" style:font-size-complex="14pt" style:font-weight-complex="normal"/>
    </style:style>
    <style:style style:name="T28" style:family="text">
      <style:text-properties officeooo:rsid="004c5321"/>
    </style:style>
    <style:style style:name="T29" style:family="text">
      <style:text-properties officeooo:rsid="004c99a4"/>
    </style:style>
    <style:style style:name="T30" style:family="text">
      <style:text-properties officeooo:rsid="004e848e"/>
    </style:style>
    <style:style style:name="T31" style:family="text">
      <style:text-properties officeooo:rsid="0051020c"/>
    </style:style>
    <style:style style:name="T32" style:family="text">
      <style:text-properties officeooo:rsid="0051f6c8"/>
    </style:style>
    <style:style style:name="T33" style:family="text">
      <style:text-properties officeooo:rsid="0055c390"/>
    </style:style>
    <style:style style:name="T34" style:family="text">
      <style:text-properties officeooo:rsid="00568b09"/>
    </style:style>
    <style:style style:name="T35" style:family="text">
      <style:text-properties officeooo:rsid="0059c30d"/>
    </style:style>
    <style:style style:name="T36" style:family="text">
      <style:text-properties officeooo:rsid="005f3fb4"/>
    </style:style>
    <style:style style:name="T37" style:family="text">
      <style:text-properties officeooo:rsid="0060826e"/>
    </style:style>
    <style:style style:name="T38" style:family="text">
      <style:text-properties officeooo:rsid="0063b108"/>
    </style:style>
    <style:style style:name="T39" style:family="text">
      <style:text-properties officeooo:rsid="006aab47"/>
    </style:style>
    <style:style style:name="T40" style:family="text">
      <style:text-properties officeooo:rsid="006af491"/>
    </style:style>
    <style:style style:name="T41" style:family="text">
      <style:text-properties officeooo:rsid="006fa2bf"/>
    </style:style>
    <style:style style:name="T42" style:family="text">
      <style:text-properties officeooo:rsid="0071e1b5"/>
    </style:style>
    <style:style style:name="T43" style:family="text">
      <style:text-properties officeooo:rsid="0074a6a8"/>
    </style:style>
    <style:style style:name="T44" style:family="text">
      <style:text-properties officeooo:rsid="0075c6d1"/>
    </style:style>
    <style:style style:name="T45" style:family="text">
      <style:text-properties officeooo:rsid="007a58cd"/>
    </style:style>
    <style:style style:name="T46" style:family="text">
      <style:text-properties fo:font-weight="bold" style:font-weight-asian="bold" style:font-weight-complex="bold"/>
    </style:style>
    <style:style style:name="T47" style:family="text">
      <style:text-properties fo:font-weight="bold" officeooo:rsid="007a58cd" style:font-weight-asian="bold" style:font-weight-complex="bold"/>
    </style:style>
    <style:style style:name="T48" style:family="text">
      <style:text-properties fo:font-weight="bold" officeooo:rsid="0082b8f3" style:font-weight-asian="bold" style:font-weight-complex="bold"/>
    </style:style>
    <style:style style:name="T49" style:family="text">
      <style:text-properties fo:font-weight="bold" officeooo:rsid="00ba8f91" style:font-weight-asian="bold" style:font-weight-complex="bold"/>
    </style:style>
    <style:style style:name="T50" style:family="text">
      <style:text-properties fo:font-weight="bold" officeooo:rsid="00bc4d6e" style:font-weight-asian="bold" style:font-weight-complex="bold"/>
    </style:style>
    <style:style style:name="T51" style:family="text">
      <style:text-properties fo:font-weight="bold" officeooo:rsid="00bdc752" style:font-weight-asian="bold" style:font-weight-complex="bold"/>
    </style:style>
    <style:style style:name="T52" style:family="text">
      <style:text-properties fo:font-weight="bold" officeooo:rsid="00c65b54" style:font-weight-asian="bold" style:font-weight-complex="bold"/>
    </style:style>
    <style:style style:name="T53" style:family="text">
      <style:text-properties officeooo:rsid="00808884"/>
    </style:style>
    <style:style style:name="T54" style:family="text">
      <style:text-properties officeooo:rsid="0082b8f3"/>
    </style:style>
    <style:style style:name="T55" style:family="text">
      <style:text-properties officeooo:rsid="00892efb"/>
    </style:style>
    <style:style style:name="T56" style:family="text">
      <style:text-properties officeooo:rsid="009bd6a2"/>
    </style:style>
    <style:style style:name="T57" style:family="text">
      <style:text-properties officeooo:rsid="009f7ce0"/>
    </style:style>
    <style:style style:name="T58" style:family="text">
      <style:text-properties officeooo:rsid="00a23301"/>
    </style:style>
    <style:style style:name="T59" style:family="text">
      <style:text-properties officeooo:rsid="00ab0691"/>
    </style:style>
    <style:style style:name="T60" style:family="text">
      <style:text-properties officeooo:rsid="00ac96d3"/>
    </style:style>
    <style:style style:name="T61" style:family="text">
      <style:text-properties fo:color="#800000" style:font-name="Calibri" fo:font-size="14pt" fo:font-weight="bold" officeooo:rsid="0017e3bc" style:font-size-asian="14pt" style:font-weight-asian="bold" style:font-size-complex="14pt" style:font-weight-complex="bold"/>
    </style:style>
    <style:style style:name="T62" style:family="text">
      <style:text-properties fo:color="#800000" style:font-name="Calibri" fo:font-size="14pt" fo:font-weight="bold" officeooo:rsid="00af23fc" style:font-size-asian="14pt" style:font-weight-asian="bold" style:font-size-complex="14pt" style:font-weight-complex="bold"/>
    </style:style>
    <style:style style:name="T63" style:family="text">
      <style:text-properties officeooo:rsid="00afe3de"/>
    </style:style>
    <style:style style:name="T64" style:family="text">
      <style:text-properties officeooo:rsid="00b261d4"/>
    </style:style>
    <style:style style:name="T65" style:family="text">
      <style:text-properties officeooo:rsid="00b3fcf8"/>
    </style:style>
    <style:style style:name="T66" style:family="text">
      <style:text-properties officeooo:rsid="00b819bb"/>
    </style:style>
    <style:style style:name="T67" style:family="text">
      <style:text-properties officeooo:rsid="00b9a0c5"/>
    </style:style>
    <style:style style:name="T68" style:family="text">
      <style:text-properties officeooo:rsid="00ba13c6"/>
    </style:style>
    <style:style style:name="T69" style:family="text">
      <style:text-properties officeooo:rsid="00bf279d"/>
    </style:style>
    <style:style style:name="T70" style:family="text">
      <style:text-properties officeooo:rsid="00c15d0e"/>
    </style:style>
    <style:style style:name="T71" style:family="text">
      <style:text-properties officeooo:rsid="00c4035d"/>
    </style:style>
    <style:style style:name="T72" style:family="text">
      <style:text-properties officeooo:rsid="00c9d8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Übung 3</text:p>
      <text:p text:style-name="P9"/>
      <text:p text:style-name="P9">Aufgabe1</text:p>
      <text:p text:style-name="P110"><text:tab/><text:tab/><text:span text:style-name="T1">Formulieren Sie für die Java-Operationen &amp; (Logisches Und) und | (Logisches Oder) das Kommutativgesetz, das Assoziativgesetz und das Distributivgesetz. Wie lauten die de Morganschen Regeln?</text:span></text:p>
      <text:p text:style-name="P1"><text:s text:c="27"/><text:span text:style-name="T2">Kommutativgesetz: <text:s/>x|y = y|x, x&amp;y = y&amp;x</text:span></text:p>
      <text:p text:style-name="P12"><text:s text:c="25"/>Assoziativgesetz: <text:s/>(x&amp;y)&amp;z = x&amp;(y&amp;z), (x|y)|z = x|(y|z)</text:p>
      <text:p text:style-name="P13"><text:s text:c="25"/>Distributivgesetz: (x&amp;y)|z = (x|z)&amp;(y|z), (x|y)&amp;z = (x&amp;z)|(y&amp;z)</text:p>
      <text:p text:style-name="P2"><text:span text:style-name="T2"><text:s text:c="25"/>de Morgansche Gesetze: </text:span><text:span text:style-name="T3">!(x|y) = !x &amp; !y, !(x&amp;y) = !x | !y</text:span></text:p>
      <text:p text:style-name="P14"/>
      <text:p text:style-name="P14"/>
      <text:p text:style-name="P4"><text:span text:style-name="T3">A</text:span><text:span text:style-name="T2">ufgabe2</text:span></text:p>
      <text:p text:style-name="P11">Vereinfachen Sie folgende logische Ausdrücke:</text:p>
      <text:p text:style-name="P15">1. (x &lt; 100) | !(x &lt; 200)</text:p>
      <text:p text:style-name="P15">2. x &amp; !(y &amp; !(z | y))</text:p>
      <text:p text:style-name="P15"/>
      <text:p text:style-name="P15">1.(x &lt; 100) | !(x &lt; 200)=(x &lt; 100) | (x &gt;<text:span text:style-name="T59">=</text:span> 200)</text:p>
      <text:p text:style-name="P15"/>
      <text:p text:style-name="P91"><text:span text:style-name="T2">2. x &amp; !(y &amp; !(z | y))</text:span><text:span text:style-name="T4">= </text:span><text:span text:style-name="T2">x &amp; (</text:span><text:span text:style-name="T4">!</text:span><text:span text:style-name="T2">y </text:span><text:span text:style-name="T4">|</text:span><text:span text:style-name="T2"> (z | y))</text:span></text:p>
      <text:p text:style-name="P91"><text:span text:style-name="T2"><text:s text:c="38"/></text:span><text:span text:style-name="T4">=</text:span><text:span text:style-name="T2">x &amp; (</text:span><text:span text:style-name="T4">!</text:span><text:span text:style-name="T2">y </text:span><text:span text:style-name="T4">|</text:span><text:span text:style-name="T2"> z | y)</text:span></text:p>
      <text:p text:style-name="P91"><text:span text:style-name="T2"><text:s text:c="39"/></text:span><text:span text:style-name="T5">=</text:span><text:span text:style-name="T2"> x &amp; (</text:span><text:span text:style-name="T4">!</text:span><text:span text:style-name="T2">y </text:span><text:span text:style-name="T4">|</text:span><text:span text:style-name="T2"> </text:span><text:span text:style-name="T4">y</text:span><text:span text:style-name="T2"> | </text:span><text:span text:style-name="T4">z</text:span><text:span text:style-name="T2">)</text:span></text:p>
      <text:p text:style-name="P92"><text:span text:style-name="T2"><text:s text:c="39"/></text:span><text:span text:style-name="T5">=</text:span><text:span text:style-name="T2"> x &amp; (</text:span><text:span text:style-name="T5">1</text:span><text:span text:style-name="T2"> | </text:span><text:span text:style-name="T4">z</text:span><text:span text:style-name="T2">)</text:span></text:p>
      <text:p text:style-name="P92"><text:span text:style-name="T5"><text:s text:c="39"/>=</text:span><text:span text:style-name="T2"> x &amp;</text:span><text:span text:style-name="T5">1</text:span><text:span text:style-name="T2"> </text:span></text:p>
      <text:p text:style-name="P92"><text:span text:style-name="T5"><text:s text:c="39"/>=</text:span><text:span text:style-name="T2"> x</text:span></text:p>
      <text:p text:style-name="P16"/>
      <text:p text:style-name="P17"/>
      <text:p text:style-name="P17">Aufgabe 3 :</text:p>
      <text:p text:style-name="P39">Für welche ganzzahligen Wertkombinationen der vorkommenden Variablen sind folgende logische Ausdrücke wahr? </text:p>
      <text:p text:style-name="P17">1. (x &gt;= y) &amp; (x &lt; 20) &amp; (z &gt;= 8) &amp; (y &gt; z)</text:p>
      <text:p text:style-name="P18"><text:s/>alle werten in [8 <text:s/>20[ so dass z&lt;y&lt;=x</text:p>
      <text:p text:style-name="P111">Lösung</text:p>
      <text:p text:style-name="P111">z&gt;=8</text:p>
      <text:p text:style-name="P111">y&gt;=9</text:p>
      <text:p text:style-name="P111">20&gt;x&gt;<text:span text:style-name="T60">=</text:span>9</text:p>
      <text:p text:style-name="P112">20&gt;x&gt;=y&gt;z&gt;=8</text:p>
      <text:p text:style-name="P18"/>
      <text:p text:style-name="P108"><text:span text:style-name="T2">2. (-x &lt;= 5) &amp; (x ist ungerade) &amp; (x &lt; 4)</text:span><text:span text:style-name="T6">=(x&gt;-5)</text:span><text:span text:style-name="T2"> &amp; (x ist ungerade) &amp; (x &lt; 4)</text:span></text:p>
      <text:p text:style-name="P109"><text:span text:style-name="T7"><text:s text:c="70"/>=</text:span><text:span text:style-name="T6">(x&gt;-5)</text:span><text:span text:style-name="T2"> &amp; (x </text:span><text:span text:style-name="T7">=2k+1</text:span><text:span text:style-name="T2">) &amp; (x &lt; 4)</text:span></text:p>
      <text:p text:style-name="P92"><text:soft-page-break/><text:span text:style-name="T2"><text:s text:c="71"/></text:span><text:span text:style-name="T7">=[</text:span><text:span text:style-name="T61">-</text:span><text:span text:style-name="T62">5,</text:span><text:span text:style-name="T7">-</text:span><text:span text:style-name="T8">3,-1,1,3</text:span><text:span text:style-name="T7">]</text:span></text:p>
      <text:p text:style-name="P16"/>
      <text:p text:style-name="P5">Aufgabe 4 :</text:p>
      <text:p text:style-name="P40">Geben Sie einen logischen Ausdruck an, der anhand einer Jahresangabe j &gt; 0 feststellt, ob das Jahr ein Schaltjahr ist/war. Beachten Sie dabei den Unterschied zwischen Julianischem und Gregorianischem Kalender ab 1582.</text:p>
      <text:p text:style-name="P40"/>
      <text:p text:style-name="P41">Ein Jahr ist ein Schaltjahr, wenn die Jahreszahl durch 4 teilbar ist. Ist sie zusätzlich durch 100 teilbar, so ist das Jahr doch kein Schaltjahr. Ist die Jahreszahl aber zusätzlich durch 400 teilbar, so ist das Jahr doch ein Schaltjahr.</text:p>
      <text:p text:style-name="P41"/>
      <text:p text:style-name="P19">istSchaltjahr = ( ( <text:s text:c="2"/>(jahr % 4) == 0) <text:s/>&amp;&amp; <text:span text:style-name="T63">((j&lt;=1582)||</text:span>(!((jahr % 100) == 0)))|| ((jahr % 400) == 0)<text:span text:style-name="T63">)</text:span>;</text:p>
      <text:p text:style-name="P20"/>
      <text:p text:style-name="P20"/>
      <text:p text:style-name="P42"><text:s text:c="41"/></text:p>
      <text:p text:style-name="P21">Übung 2</text:p>
      <text:p text:style-name="P21"/>
      <text:p text:style-name="P6">Aufgabe1</text:p>
      <text:p text:style-name="P22">Schauen Sie sich an, welche Arten von Infomationen Sie zu Java auf der Webseite finden:</text:p>
      <text:p text:style-name="P93"><text:a xlink:type="simple" xlink:href="http://download.oracle.com/javase/8/docs/" text:style-name="Internet_20_link" text:visited-style-name="Visited_20_Internet_20_Link"><text:span text:style-name="T9">http://download.oracle.com/javase/8/docs/</text:span></text:a></text:p>
      <text:p text:style-name="P22"/>
      <text:p text:style-name="P22"/>
      <text:p text:style-name="P22">ich <text:s/>habe alle API von java da gesehen.</text:p>
      <text:p text:style-name="P22"/>
      <text:p text:style-name="P6">Aufgabe 2 :</text:p>
      <text:p text:style-name="P24">1. SchauenSiesichdieGrammatikregelnzuHexadezimalkonstanteninJavaan(Nichtterminalsymbol&lt;HexNumeral&gt;). Sie finden die Grammatikregeln dazu in Kapitel 3.10.1 des Javasprachstandards (siehe Link auf unserer Web-Seite zu Java). Hexadezimalkonstanten sind eine andere Darstellungsmöglichkeit für Zahlen, die wir später noch intensi- ver betrachten werden. Geben Sie mit eigenen Worten an, was diese Definitionen beschreiben.</text:p>
      <text:p text:style-name="P24">2. Geben Sie Ableitungen an von &lt;HexNumeral&gt;</text:p>
      <text:p text:style-name="P24">(a) zu einem möglichst kurzen Wort nur aus Terminalsymbolen</text:p>
      <text:p text:style-name="P24">(b) zu einem Wort nur aus Terminalsymbolen, in dessen Ableitung alle Regeln angewandt werden</text:p>
      <text:p text:style-name="P24"/>
      <text:p text:style-name="P107"><text:soft-page-break/><text:span text:style-name="T9">1. </text:span><text:span text:style-name="T10">Wir sehen Literals.</text:span><text:span text:style-name="T27">Als Literal (lateinisch littera ‚Buchstabe‘) bezeichnet man in Programmiersprachen eine Zeichenfolge, die zur direkten Darstellung der Werte von Basistypen (z. B. Ganzzahlen, Gleitkommazahlen, Zeichenketten) definiert bzw. zulässig ist.</text:span></text:p>
      <text:p text:style-name="P43"/>
      <text:p text:style-name="P43"/>
      <text:p text:style-name="P44">Man unterscheidet logische (wahr, nicht wahr), numerische und Zeichenliterale. Je nach Programmiersprache gibt es weitere und detailliertere Kategorisierungen für Literale. Damit Literale vom Compiler identifiziert werden können, müssen sie bestimmten syntaktischen Regeln genügen, z. B. (sprachenabhängig und in bestimmten Fällen) in Anführungszeichen eingeschlossen sein.</text:p>
      <text:p text:style-name="P44"/>
      <text:p text:style-name="P44">Literale als Teil von Befehlen werden auch als literale Konstanten oder nicht benannte Konstanten bezeichnet, da sowohl Literale als auch Konstanten zur Laufzeit des Programms unveränderlich sind. Literale dürfen in Zuweisungsoperatoren nur als Sende-Ausdruck (i. d. R. rechtsseitig; 'Zeilen = 60'), als Argument einer Funktion oder als der Wert einer Konstante codiert werden.</text:p>
      <text:p text:style-name="P44"/>
      <text:p text:style-name="P44">In der funktionalen Programmierung können auch Funktionen als Literale geschrieben werden. Diese werden als anonyme Funktionen oder Lambda-Funktionen bezeichnet.</text:p>
      <text:p text:style-name="P44"/>
      <text:p text:style-name="P44">Ähnlich dem Literalbegriff kennen manche Programmiersprachen sog. „figurative Konstanten“. Dies sind (z. B. in Cobol) gem.[1] „Cobol-Worte [in unterschiedlichen Schreibweisen, z. B. in Pluralform] für die vom Compiler bestimmte Werte erzeugt werden“: Zero, Space, High-Value und Low-Value, Quote und 'ALL Literal'.</text:p>
      <text:p text:style-name="P44"/>
      <text:p text:style-name="P44">Als Aspekt des Programmierstils wird zum Teil empfohlen, im Befehlsteil des Programmcodes möglichst keine Literale, sondern ersatzweise Konstanten zu verwenden, die im Quelltext beliebig oft angesprochen werden können – anstatt immer das gleiche Literal zu verwenden. Diese Vorschrift soll zu höherer Transparenz und Wartungsfreundlichkeit führen.</text:p>
      <text:p text:style-name="P44"/>
      <text:p text:style-name="P44">2-a (a) zu einem möglichst kurzen Wort nur aus Terminalsymbolen</text:p>
      <text:p text:style-name="P44">HexNumeral|----0 x HexDigits</text:p>
      <text:p text:style-name="P44"><text:s text:c="23"/>|----0 xHexDigit [HexDigitsAndUnderscores] HexDigit</text:p>
      <text:p text:style-name="P44"><text:s text:c="23"/>|----0 xHexDigit [HexDigitsAndUnderscores] HexDigit</text:p>
      <text:p text:style-name="P44"><text:s text:c="23"/>|----0 xHexDigit HexDigitsAndUnderscores HexDigit</text:p>
      <text:p text:style-name="P44"><text:s text:c="23"/>|----0 xHexDigit HexDigitsAndUnderscores 0</text:p>
      <text:p text:style-name="P44"><text:s text:c="23"/>|----0 xHexDigit-0</text:p>
      <text:p text:style-name="P44"><text:soft-page-break/><text:s text:c="23"/>|----0 x 1-0</text:p>
      <text:p text:style-name="P44"/>
      <text:p text:style-name="P45">2-(b) zu einem Wort nur aus Terminalsymbolen, in dessen Ableitung alle Regeln angewandt werden</text:p>
      <text:p text:style-name="P45"/>
      <text:p text:style-name="P45"/>
      <text:p text:style-name="P45"/>
      <text:p text:style-name="P45"/>
      <text:p text:style-name="P45"/>
      <text:p text:style-name="P45"/>
      <text:p text:style-name="P25">Aufgabe 3 :</text:p>
      <text:p text:style-name="P26"/>
      <text:p text:style-name="P46">1. In der ersten Vorlesung wurden algorithmische Grundbausteine (Einzelanweisung, Sequenz, Selektion, Mehrfach- selektion, Iteration) vorgestellt, die alle auf dem Begriff einer Anweisung aufbauen. Geben Sie eine (vollständige) Grammatik in BNF für Anweisungen an, die alle vorgestellten Grundbausteine abdeckt. Das Startsymbol der Gram- matik ist &lt;Anweisung&gt; und daraus müssen sich alle Bausteine erzeugen lassen (und nur die). Lassen Sie die rechte Seite der Grammatikregel zu einer Einzelanweisung frei, das wollen wir hier nicht weiter spezifizieren. In einer Selektion benötigen Sie zum Beispiel auch eine Bedingung. Lassen Sie in so einem Fall ebenso die rechte Seite einer Regel für Bedingung frei, also nicht weiter spezifiziert.</text:p>
      <text:p text:style-name="P94"><text:span text:style-name="T27">Überlegen Sie, was Terminalsymbole dieser Grammatik sind und welche Nichtterminalsymbole Sie benötigen (dies ergibt sich über ihre Regeln)</text:span><text:span text:style-name="T9">.</text:span></text:p>
      <text:p text:style-name="P27"/>
      <text:p text:style-name="P95"><text:span text:style-name="T12">&lt;</text:span><text:span text:style-name="T9">Anweisung</text:span><text:span text:style-name="T12">&gt;</text:span><text:span text:style-name="T9"> ::= </text:span><text:span text:style-name="T11"><text:s/></text:span><text:span text:style-name="T12">&lt;</text:span><text:span text:style-name="T11">Sequenz</text:span><text:span text:style-name="T12">&gt;</text:span><text:span text:style-name="T11"> | </text:span><text:span text:style-name="T12">&lt;</text:span><text:span text:style-name="T11">Selektion</text:span><text:span text:style-name="T12">&gt;</text:span><text:span text:style-name="T11"> | </text:span><text:span text:style-name="T12">&lt;</text:span><text:span text:style-name="T11">Mehrfachselektion</text:span><text:span text:style-name="T12">&gt;</text:span><text:span text:style-name="T11"> | </text:span><text:span text:style-name="T12">&lt;</text:span><text:span text:style-name="T11">Iteration</text:span><text:span text:style-name="T12">&gt;</text:span></text:p>
      <text:p text:style-name="P28"/>
      <text:p text:style-name="P99"><text:span text:style-name="T16">&lt;</text:span><text:span text:style-name="T18">Bedingung</text:span><text:span text:style-name="T16">&gt;::</text:span><text:span text:style-name="T19">= &lt;Linkeseite&gt; &lt;Vergleich&gt; &lt;Rechteseite&gt;</text:span></text:p>
      <text:p text:style-name="P29"/>
      <text:p text:style-name="P100"><text:span text:style-name="T19">&lt;Linkeseite&gt;::</text:span><text:span text:style-name="T20">= &lt;Konstante&gt;|&lt;Variable&gt;</text:span></text:p>
      <text:p text:style-name="P30"/>
      <text:p text:style-name="P103"><text:span text:style-name="T19">&lt;Rechteseite&gt;::</text:span><text:span text:style-name="T20">= &lt;Konstante&gt;|&lt;Variable&gt;</text:span></text:p>
      <text:p text:style-name="P31"/>
      <text:p text:style-name="P101"><text:span text:style-name="T20">&lt;Konstante&gt;::</text:span><text:span text:style-name="T21">=0 | NZD { </text:span><text:span text:style-name="T22">D</text:span><text:span text:style-name="T21">igit }</text:span></text:p>
      <text:p text:style-name="P32"/>
      <text:p text:style-name="P106"><text:span text:style-name="T21">&lt;</text:span><text:span text:style-name="T9">Digit&gt;::=0| &lt;NZD&gt;</text:span></text:p>
      <text:p text:style-name="P33"/>
      <text:p text:style-name="P34">&lt;NZD&gt;::=1|2|3|4|5|6|7|8|9</text:p>
      <text:p text:style-name="P34"/>
      <text:p text:style-name="P102"><text:span text:style-name="T20">&lt;Variable&gt;::</text:span><text:span text:style-name="T23">=</text:span><text:span text:style-name="T24"> 'a'|'b'|'c'|'d'|'e'|'f'|...|'z'</text:span></text:p>
      <text:p text:style-name="P35"><text:soft-page-break/></text:p>
      <text:p text:style-name="P104"><text:span text:style-name="T19">&lt;Vergleich&gt;::</text:span><text:span text:style-name="T25">=&gt; | == | !=|&gt;|&lt;</text:span></text:p>
      <text:p text:style-name="P28"/>
      <text:p text:style-name="P97"><text:span text:style-name="T12">&lt;</text:span><text:span text:style-name="T11">Sequenz</text:span><text:span text:style-name="T12">&gt; <text:s text:c="4"/>::= </text:span><text:span text:style-name="T11"><text:s/></text:span><text:span text:style-name="T13">&lt;</text:span><text:span text:style-name="T9">Anweisung</text:span><text:span text:style-name="T13">&gt;</text:span></text:p>
      <text:p text:style-name="P36"/>
      <text:p text:style-name="P98"><text:span text:style-name="T12">&lt;</text:span><text:span text:style-name="T11">Selektion</text:span><text:span text:style-name="T12">&gt; <text:s text:c="2"/>::= </text:span><text:span text:style-name="T11"><text:s/></text:span><text:span text:style-name="T15">if (</text:span><text:span text:style-name="T16">&lt;</text:span><text:span text:style-name="T18">Bedingung</text:span><text:span text:style-name="T16">&gt;</text:span><text:span text:style-name="T15"> )</text:span><text:span text:style-name="T16">&lt;</text:span><text:span text:style-name="T9">Anweisung</text:span><text:span text:style-name="T16">&gt;</text:span><text:span text:style-name="T15">|if (</text:span><text:span text:style-name="T16">&lt;</text:span><text:span text:style-name="T18">Bedingung</text:span><text:span text:style-name="T16">&gt;</text:span><text:span text:style-name="T15">) </text:span><text:span text:style-name="T16">&lt;</text:span><text:span text:style-name="T14"> </text:span><text:span text:style-name="T9">Anweisung</text:span><text:span text:style-name="T15"> </text:span><text:span text:style-name="T16">&gt;</text:span><text:span text:style-name="T15">else</text:span><text:span text:style-name="T16">&lt;</text:span><text:span text:style-name="T9">Anweisung</text:span><text:span text:style-name="T16">&gt;</text:span></text:p>
      <text:p text:style-name="P37"/>
      <text:p text:style-name="P98"><text:span text:style-name="T12">&lt;</text:span><text:span text:style-name="T11">Iteration</text:span><text:span text:style-name="T12">&gt; <text:s text:c="2"/></text:span><text:span text:style-name="T17">::= while (&lt;</text:span><text:span text:style-name="T18">Bedingung</text:span><text:span text:style-name="T17">&gt;)&lt; </text:span><text:span text:style-name="T9">Anweisung</text:span><text:span text:style-name="T17">&gt;</text:span></text:p>
      <text:p text:style-name="P37"/>
      <text:p text:style-name="P105"><text:span text:style-name="T12">&lt;</text:span><text:span text:style-name="T11">Mehrfachselektion</text:span><text:span text:style-name="T12">&gt; ::= </text:span><text:span text:style-name="T11"><text:s text:c="2"/></text:span><text:span text:style-name="T26">switch</text:span><text:span text:style-name="T15"> (</text:span><text:span text:style-name="T16">&lt;</text:span><text:span text:style-name="T19">Linkeseite</text:span><text:span text:style-name="T16">&gt;</text:span><text:span text:style-name="T15"> )</text:span><text:span text:style-name="T26">case </text:span><text:span text:style-name="T16">&lt;</text:span><text:span text:style-name="T9">Anweisung</text:span><text:span text:style-name="T26">&gt;</text:span></text:p>
      <text:p text:style-name="P38"/>
      <text:p text:style-name="P38"/>
      <text:p text:style-name="P38"/>
      <text:p text:style-name="P3"><text:span text:style-name="T26">Ü</text:span><text:span text:style-name="T9">bung 4</text:span></text:p>
      <text:p text:style-name="P7"/>
      <text:p text:style-name="P7">Aufgabe3</text:p>
      <text:p text:style-name="P7"/>
      <text:p text:style-name="P47">Schreiben Sie ein Java-Programm, das für die Float-Werte x = 2304f, y = -4096f und z = 4096.001953125f die Berechnungen x*(y+z) und x*y + x*z ausführt. Wie erklären Sie sich das Ergebnis? Wie lautet das exakte Ergebnis?</text:p>
      <text:p text:style-name="P47">Hinweise, um eine Erklärung zu finden:</text:p>
      <text:p text:style-name="P47"/>
      <text:p text:style-name="P51">1. Stellen Sie die Werte für x,y und z zuerst als Zweierpotenzen dar. Beispiel zu 2304f: <text:span text:style-name="T29">x=</text:span></text:p>
      <text:p text:style-name="P52">1111111111111</text:p>
      <text:p text:style-name="P52">4096 2048 </text:p>
      <text:p text:style-name="P52"/>
      <text:p text:style-name="P51"><text:span text:style-name="T29"><text:s/>x=</text:span>2304= 2<text:span text:style-name="T28">^</text:span>11+2<text:span text:style-name="T28">^</text:span>8.</text:p>
      <text:p text:style-name="P52">y = -4096f= -2^12</text:p>
      <text:p text:style-name="P53">z = 4096.001953125f = <text:span text:style-name="T30">2^12</text:span>+2^-9</text:p>
      <text:p text:style-name="P53"/>
      <text:p text:style-name="P54">2. Führen Sie die Berechnungen anschließend Schritt für Schritt per Hand aus (ohne Taschenrechner!), indem Sie die Einzeloperation auf den Zweierpotenzwerten berechnen und das (Zwischen-)Ergebnis auch wieder über Zweierpo- tenzen ausdrücken. Berechnen Sie jedes Zwischenergebnis einzeln!</text:p>
      <text:p text:style-name="P54">Beispiel: y + z = (−2<text:span text:style-name="T31">^</text:span>12) + (2<text:span text:style-name="T31">^</text:span>12 + 2<text:span text:style-name="T31">^</text:span>−9) = 2<text:span text:style-name="T31">^</text:span>−9.</text:p>
      <text:p text:style-name="P73">x*(y+z)<text:span text:style-name="T32">= <text:s/>(2^11+2^8)* 2^−9= 2^2+2^-1= 4+0.5= 4.5</text:span></text:p>
      <text:p text:style-name="P48">x*y<text:span text:style-name="T33">= <text:s/>(2^11+2^8)*-2^12=-2^23-2^20</text:span></text:p>
      <text:p text:style-name="P49">x*<text:span text:style-name="T34">z= <text:s/>(2^11+2^8)*(2^12+2^-9)=2^23+2^2+2^20+2^-1</text:span></text:p>
      <text:p text:style-name="P74"><text:soft-page-break/>x*y + x*z<text:span text:style-name="T35">= -2^23-2^20 +2^23+2^2+2^20+2^-1= <text:s/>2^2+2^-1= 4+0.5= 4.5</text:span></text:p>
      <text:p text:style-name="P74"/>
      <text:p text:style-name="P75">die Ergebnisse sind nicht gleich</text:p>
      <text:p text:style-name="P75"/>
      <text:p text:style-name="P76">Es kommt Überlauf von Zahlen. Es entsteht einen Rundungsfehler. <text:span text:style-name="T72">Die zahl ist mit einer Mantissenlänge 23 bit nicht mehr darstellbar, es entsteht also bei der internen Darstellung ei Rundungsfehler( die Stelle 2^-1 fäll weg. Dieser Rundungsfehler wird bei der Addition verstärkt.</text:span></text:p>
      <text:p text:style-name="P75"/>
      <text:p text:style-name="P75"/>
      <text:p text:style-name="P8">Aufgabe 2:</text:p>
      <text:p text:style-name="P55">Überlegen Sie sich jeweils zuerst, wie Sie die Umrechnung möglichst einfach vollziehen können.</text:p>
      <text:p text:style-name="P50"/>
      <text:p text:style-name="P50"/>
      <text:p text:style-name="P57">1. Geben Sie die folgenden natürlichen Zahlen jeweils in Dual-, Dezimal-, Oktal- und Hexadezimaldarstellung an:</text:p>
      <text:p text:style-name="P56"/>
      <text:p text:style-name="P56">(a) 110001101011(2) </text:p>
      <text:p text:style-name="P56">(b) 3712<text:span text:style-name="T36">(</text:span>8<text:span text:style-name="T36">)</text:span></text:p>
      <text:p text:style-name="P56">(c) 9675<text:span text:style-name="T36">(</text:span>10<text:span text:style-name="T36">)</text:span></text:p>
      <text:p text:style-name="P56">(d) FAB<text:span text:style-name="T36">(</text:span>16<text:span text:style-name="T36">)</text:span></text:p>
      <text:p text:style-name="P56"/>
      <text:p text:style-name="P60">1 <text:s text:c="15"/>1 <text:s text:c="8"/>1 <text:s text:c="10"/>1 <text:s text:c="9"/>1 <text:s text:c="6"/>1 <text:s text:c="7"/>1 <text:s text:c="7"/>1 <text:s text:c="8"/>1 <text:s text:c="6"/>1 <text:s text:c="5"/><text:span text:style-name="T38">1</text:span> <text:s text:c="4"/>1 <text:s text:c="4"/>1 <text:s text:c="4"/></text:p>
      <text:p text:style-name="P60"><text:span text:style-name="T38">4096 <text:s text:c="4"/>2048 <text:s text:c="4"/>1024 <text:s text:c="4"/>512 <text:s text:c="3"/>256 <text:s text:c="3"/>128 <text:s text:c="2"/></text:span><text:s/><text:span text:style-name="T38">64</text:span> <text:s text:c="5"/><text:span text:style-name="T38">32</text:span> <text:s text:c="4"/><text:span text:style-name="T38">16</text:span> <text:s text:c="6"/><text:span text:style-name="T38">8</text:span> <text:s/><text:span text:style-name="T38"><text:s text:c="4"/>4 <text:s text:c="5"/>2 <text:s text:c="5"/>1</text:span></text:p>
      <text:p text:style-name="P56"/>
      <table:table table:name="Table1" table:style-name="Table1">
        <table:table-column table:style-name="Table1.A" table:number-columns-repeated="3"/>
        <table:table-column table:style-name="Table1.D"/>
        <table:table-row>
          <table:table-cell table:style-name="Table1.A1" office:value-type="string">
            <text:p text:style-name="P59">Dual</text:p>
          </table:table-cell>
          <table:table-cell table:style-name="Table1.A1" office:value-type="string">
            <text:p text:style-name="P59">Dezimal</text:p>
          </table:table-cell>
          <table:table-cell table:style-name="Table1.A1" office:value-type="string">
            <text:p text:style-name="P59">Oktal</text:p>
          </table:table-cell>
          <table:table-cell table:style-name="Table1.D1" office:value-type="string">
            <text:p text:style-name="P59">Hexadezim<text:span text:style-name="T37">al</text:span></text:p>
          </table:table-cell>
        </table:table-row>
        <table:table-row>
          <table:table-cell table:style-name="Table1.A2" office:value-type="string">
            <text:p text:style-name="P58">1100 <text:s text:c="2"/>0110 <text:s/>1011</text:p>
          </table:table-cell>
          <table:table-cell table:style-name="Table1.A2" office:value-type="string">
            <text:p text:style-name="P114">3179</text:p>
          </table:table-cell>
          <table:table-cell table:style-name="Table1.A2" office:value-type="string">
            <text:p text:style-name="P115">6153</text:p>
          </table:table-cell>
          <table:table-cell table:style-name="Table1.D2" office:value-type="string">
            <text:p text:style-name="P116">C6B</text:p>
          </table:table-cell>
        </table:table-row>
        <table:table-row>
          <table:table-cell table:style-name="Table1.A2" office:value-type="string">
            <text:p text:style-name="P117">011111011010</text:p>
          </table:table-cell>
          <table:table-cell table:style-name="Table1.A2" office:value-type="string">
            <text:p text:style-name="P118">1994</text:p>
          </table:table-cell>
          <table:table-cell table:style-name="Table1.A2" office:value-type="string">
            <text:p text:style-name="P58">3712</text:p>
          </table:table-cell>
          <table:table-cell table:style-name="Table1.D2" office:value-type="string">
            <text:p text:style-name="P117">7<text:span text:style-name="T66">C</text:span>A</text:p>
          </table:table-cell>
        </table:table-row>
        <table:table-row>
          <table:table-cell table:style-name="Table1.A2" office:value-type="string">
            <text:p text:style-name="P113"/>
          </table:table-cell>
          <table:table-cell table:style-name="Table1.A2" office:value-type="string">
            <text:p text:style-name="P58">9675</text:p>
          </table:table-cell>
          <table:table-cell table:style-name="Table1.A2" office:value-type="string">
            <text:p text:style-name="P113"/>
          </table:table-cell>
          <table:table-cell table:style-name="Table1.D2" office:value-type="string">
            <text:p text:style-name="P113"/>
          </table:table-cell>
        </table:table-row>
      </table:table>
      <table:table table:name="Table2" table:style-name="Table2">
        <table:table-column table:style-name="Table2.A" table:number-columns-repeated="3"/>
        <table:table-column table:style-name="Table2.D"/>
        <table:table-row>
          <table:table-cell table:style-name="Table2.A1" office:value-type="string">
            <text:p text:style-name="P113"/>
          </table:table-cell>
          <table:table-cell table:style-name="Table2.A1" office:value-type="string">
            <text:p text:style-name="P119">4011</text:p>
          </table:table-cell>
          <table:table-cell table:style-name="Table2.A1" office:value-type="string">
            <text:p text:style-name="P119">765</text:p>
          </table:table-cell>
          <table:table-cell table:style-name="Table2.D1" office:value-type="string">
            <text:p text:style-name="P58">FAB</text:p>
          </table:table-cell>
        </table:table-row>
      </table:table>
      <text:p text:style-name="P56"/>
      <text:p text:style-name="P73"/>
      <text:p text:style-name="P73"/>
      <text:p text:style-name="P61">2. Ermitteln Sie für die folgenden ganzen Zahlen jeweils die (kürzestmögliche) Zweikomplementdarstellung:</text:p>
      <text:p text:style-name="P61">(a) −5<text:span text:style-name="T40">(</text:span>10<text:span text:style-name="T40">)</text:span></text:p>
      <text:p text:style-name="P62">→<text:span text:style-name="T41"> Vorzeichnen weglassen </text:span>5<text:span text:style-name="T40">(</text:span>10<text:span text:style-name="T40">)</text:span></text:p>
      <text:p text:style-name="P62"><text:soft-page-break/>→<text:span text:style-name="T42"> </text:span>5<text:span text:style-name="T40">(</text:span>10<text:span text:style-name="T40">) in Binär umwandlen</text:span></text:p>
      <text:p text:style-name="P66"><text:span text:style-name="T39"><text:s text:c="5"/>5(10)=0</text:span>101<text:span text:style-name="T43">(2)</text:span></text:p>
      <text:p text:style-name="P67"><text:s text:c="5"/><text:span text:style-name="T67">0</text:span>101<text:span text:style-name="T43">(2)=1010</text:span></text:p>
      <text:p text:style-name="P67"><text:s text:c="5"/><text:span text:style-name="T68">1</text:span> <text:span text:style-name="T44">010</text:span></text:p>
      <text:p text:style-name="P69">+ <text:s text:c="2"/><text:span text:style-name="T68">0</text:span> 001</text:p>
      <text:p text:style-name="P69">= <text:s text:c="2"/><text:span text:style-name="T68">1</text:span><text:span text:style-name="T46">011 </text:span><text:span text:style-name="T49">=-2^3+2^1+2^0</text:span><text:span text:style-name="T50">= -8+2+1=-5</text:span><text:span text:style-name="T51">=Kürzeste mögliche Lösung für -5</text:span></text:p>
      <text:p text:style-name="P61">(b) −300<text:span text:style-name="T40">(</text:span>10<text:span text:style-name="T40">)</text:span></text:p>
      <text:p text:style-name="P63">→<text:span text:style-name="T41"> Vorzeichnen weglassen 300(</text:span>10<text:span text:style-name="T40">)</text:span></text:p>
      <text:p text:style-name="P63">→<text:span text:style-name="T42"> 300(</text:span>10<text:span text:style-name="T40">) in Binär umwandlen</text:span></text:p>
      <text:p text:style-name="P64"><text:s text:c="5"/>300(10)=100101100(2)</text:p>
      <text:p text:style-name="P68"><text:s text:c="5"/><text:span text:style-name="T70">0100101100(2)=1011010011</text:span></text:p>
      <text:p text:style-name="P68"><text:s text:c="6"/><text:span text:style-name="T71">1011010011</text:span></text:p>
      <text:p text:style-name="P70">+ <text:s text:c="3"/><text:span text:style-name="T71">0</text:span>00<text:span text:style-name="T45">0000001</text:span></text:p>
      <text:p text:style-name="P70">= <text:s text:c="3"/><text:span text:style-name="T69">1</text:span><text:span text:style-name="T46">011</text:span><text:span text:style-name="T47">010100</text:span><text:span text:style-name="T52">=-2^9+2^7+2^6+2^4+2^2=-512+128+32+16+4</text:span></text:p>
      <text:p text:style-name="P70"/>
      <text:p text:style-name="P61"/>
      <text:p text:style-name="P61"/>
      <text:p text:style-name="P61"/>
      <text:p text:style-name="P61"/>
      <text:p text:style-name="P61"/>
      <text:p text:style-name="P61"/>
      <text:p text:style-name="P65">Was kennzeichnet die Bitfolge einer kürzestmöglichen Darstellung?</text:p>
      <text:p text:style-name="P65"/>
      <text:p text:style-name="P65"/>
      <text:p text:style-name="P65">3. Ermitteln Sie für die folgenden ganzen Zahlen (in Zweikomplementdarstellung )jeweils die Dezimaldarstellung mit Vorzeichen (der hochgestellte * soll kennzeichnen, dass dies eine Zweierkomplementdarstellung ist):</text:p>
      <text:p text:style-name="P65"/>
      <text:p text:style-name="P65">(a) 1000001100∗(2)</text:p>
      <text:p text:style-name="P71">Die fangen mit die numnner 1. Das heißt, die sind <text:span text:style-name="T53">Negative Zweikomplemente zahlen</text:span></text:p>
      <text:p text:style-name="P72">-2^9<text:span text:style-name="T54">+2^3+2^2= -512+8+4= </text:span><text:span text:style-name="T48">-500</text:span></text:p>
      <text:p text:style-name="P65"/>
      <text:p text:style-name="P65"/>
      <text:p text:style-name="P65">(b) 1111111111111010011∗(2)</text:p>
      <text:p text:style-name="P79">-2^18+2^17+2^16+2^15+2^14+2^13+2^12+2^11+2^10+2^9+2^8+2^7+2^6+2^4+2^1+2^0</text:p>
      <text:p text:style-name="P77">=-<text:span text:style-name="T55">262144+131072+65536+32768+16384+8192+4096+2048+1024+512+256+128+64+16+2+1</text:span></text:p>
      <text:p text:style-name="P78">= <text:span text:style-name="T46">-45</text:span></text:p>
      <text:p text:style-name="P80"/>
      <text:p text:style-name="P80"/>
      <text:p text:style-name="P80"/>
      <text:p text:style-name="P80"><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p text:style-name="P81"/>
      <text:p text:style-name="P82">Aufgabe 1 :</text:p>
      <text:p text:style-name="P82"/>
      <text:p text:style-name="P84">Geben Sie Java-Formulierungen für folgende logische Bedingungen an (i,j, und k stehen für int-Variablen beliebigen Inhalts)</text:p>
      <text:p text:style-name="P84"/>
      <text:p text:style-name="P84">1. i, j und k sind alle echt kleiner als 50</text:p>
      <text:p text:style-name="P86">(i<text:span text:style-name="T64">&lt;50)</text:span>&amp;<text:span text:style-name="T65">&amp;(</text:span>j<text:span text:style-name="T65">&lt;50)</text:span>&amp;<text:span text:style-name="T65">&amp;(</text:span>k&lt;50<text:span text:style-name="T65">)</text:span></text:p>
      <text:p text:style-name="P84">2. die Summe von i,j und k ist nicht durch 7 teilbar</text:p>
      <text:p text:style-name="P87"><text:span text:style-name="T56">( </text:span>i+j+k <text:span text:style-name="T56">) % 7!=0</text:span></text:p>
      <text:p text:style-name="P85">3. j ist ungerade und ist entweder im Intervall[3,21] oder im Intervall[112,157]</text:p>
      <text:p text:style-name="P88"><text:span text:style-name="T58">(</text:span>j%2==1<text:span text:style-name="T58">)&amp;&amp;((j&gt;=3&amp;&amp;j&lt;=21)||(j&gt;=112&amp;&amp;j&lt;=157))</text:span></text:p>
      <text:p text:style-name="P85"/>
      <text:p text:style-name="P85">4. k ist weder durch 3 noch durch 7 teilbar, aber gerade</text:p>
      <text:p text:style-name="P89"><text:span text:style-name="T57">(</text:span>k%3!=0<text:span text:style-name="T57">)&amp;&amp;</text:span> <text:span text:style-name="T57">(k%7!=0)&amp;&amp;(k%2==0)</text:span></text:p>
      <text:p text:style-name="P89"/>
      <text:p text:style-name="P89"/>
      <text:p text:style-name="P89"/>
      <text:p text:style-name="P89"/>
      <text:p text:style-name="P89"/>
      <text:p text:style-name="P83">Aufgabe 5 :</text:p>
      <text:p text:style-name="P83"/>
      <text:p text:style-name="P90"><text:soft-page-break/>1. Überlegen und beschreiben Sie, wie wohl die Unärdarstellung (1 als Basis) einer natürlichen Zahl aussieht.</text:p>
      <text:p text:style-name="P90">2. Geben Sie (in Pseudocode) einen Algorithmus an zur Darstellung einer gegebenen natürlichen Zahl x bezüglich einer gegebenen Basis b &gt; 0. Beispiel: für x = 5 und gegebene Basis 2 ist die Darstellung 101. Der Einfachheit halber soll jede Ziffer als [&lt;Dezimalwert der Ziffer&gt;] ausgegeben werden, also z.B. die Hexadezimalziffer C als [12].</text:p>
      <text:p text:style-name="P90">2</text:p>
      <text:p text:style-name="P90">(a) Geben Sie das Ergebnis in umgekehrter Reihenfolge aus (niedrigste Stelle zuerst). Hinweis: Behandeln Sie den Fall x = 0 gesondert.</text:p>
      <text:p text:style-name="P90">(b) Geben Sie das Ergebnis in normaler Reihenfolge aus (höchste Stelle zuerst).</text:p>
      <text:p text:style-name="P90">Hinweis: Bestimmen Sie den Zählwert der höchsten Stelle (z.B. 6410 für eine dreistellige Oktaldarstellung). Bestimmen Sie damit die höchste Ziffer, entfernen diese, und wiederholen den Vorgang.</text:p>
      <text:p text:style-name="P81"/>
      <text:p text:style-name="P9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08:23:23.895000000</meta:creation-date>
    <dc:date>2015-10-27T11:00:10.631000000</dc:date>
    <meta:editing-duration>P1DT18H15M49S</meta:editing-duration>
    <meta:editing-cycles>210</meta:editing-cycles>
    <meta:generator>LibreOffice/5.0.1.2$Windows_x86 LibreOffice_project/81898c9f5c0d43f3473ba111d7b351050be20261</meta:generator>
    <meta:document-statistic meta:table-count="2" meta:image-count="0" meta:object-count="0" meta:page-count="9" meta:paragraph-count="162" meta:word-count="1468" meta:character-count="11013" meta:non-whitespace-character-count="8875"/>
  </office:meta>
</office:document-meta>
</file>